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134ffa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134ffa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193408" style:font-name-asian="ArialMT" style:font-size-asian="12pt" style:font-weight-asian="normal" style:font-name-complex="ArialMT" style:font-size-complex="12pt" style:font-weight-complex="normal"/>
    </style:style>
    <style:style style:name="P5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0c07ff" officeooo:paragraph-rsid="00134ffa" style:font-name-asian="ArialMT" style:font-size-asian="12pt" style:font-weight-asian="normal" style:font-name-complex="ArialMT" style:font-size-complex="12pt" style:font-weight-complex="normal"/>
    </style:style>
    <style:style style:name="P6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134ffa" style:font-name-asian="ArialMT" style:font-size-asian="12pt" style:font-weight-asian="normal" style:font-name-complex="ArialMT" style:font-size-complex="12pt" style:font-weight-complex="normal"/>
    </style:style>
    <style:style style:name="P7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135081" officeooo:paragraph-rsid="00134ffa" style:font-name-asian="ArialMT" style:font-size-asian="12pt" style:font-weight-asian="normal" style:font-name-complex="ArialMT" style:font-size-complex="12pt" style:font-weight-complex="normal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14ab73" officeooo:paragraph-rsid="0014ab73" style:font-name-asian="ArialMT" style:font-size-asian="12pt" style:font-weight-asian="normal" style:font-name-complex="ArialMT" style:font-size-complex="12pt" style:font-weight-complex="normal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180359" officeooo:paragraph-rsid="00180359" style:font-name-asian="ArialMT" style:font-size-asian="12pt" style:font-weight-asian="normal" style:font-name-complex="ArialMT" style:font-size-complex="12pt" style:font-weight-complex="normal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193408" officeooo:paragraph-rsid="00193408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134ffa" style:font-name-asian="Helvetica" style:font-size-asian="12pt" style:font-weight-asian="normal" style:font-name-complex="Helvetica" style:font-size-complex="12pt" style:font-weight-complex="normal"/>
    </style:style>
    <style:style style:name="P12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style:text-underline-style="solid" style:text-underline-width="auto" style:text-underline-color="font-color" fo:font-weight="bold" officeooo:paragraph-rsid="00134ffa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officeooo:paragraph-rsid="00134ffa" style:font-name-asian="ArialMT" style:font-size-asian="13pt" style:font-weight-asian="bold" style:font-name-complex="ArialMT" style:font-size-complex="13pt" style:font-weight-complex="bold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6pt" fo:font-weight="bold" officeooo:paragraph-rsid="00134ffa" style:font-name-asian="ArialMT" style:font-size-asian="16pt" style:font-weight-asian="bold" style:font-name-complex="ArialMT" style:font-size-complex="16pt" style:font-weight-complex="bold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6pt" fo:font-weight="bold" officeooo:paragraph-rsid="00134ffa" style:font-name-asian="ArialMT" style:font-size-asian="16pt" style:font-weight-asian="bold" style:font-name-complex="ArialMT" style:font-size-complex="16pt" style:font-weight-complex="bold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bold" officeooo:paragraph-rsid="00134ffa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officeooo:paragraph-rsid="00134ffa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3pt" officeooo:paragraph-rsid="00134ffa" style:font-size-asian="13pt" style:font-size-complex="13pt"/>
    </style:style>
    <style:style style:name="P19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ospace" fo:font-size="10pt" fo:font-weight="normal" officeooo:rsid="00135081" officeooo:paragraph-rsid="00134ffa" style:font-name-asian="ArialMT" style:font-size-asian="10pt" style:font-weight-asian="normal" style:font-name-complex="ArialMT" style:font-size-complex="12pt" style:font-weight-complex="normal"/>
    </style:style>
    <style:style style:name="P20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34ffa"/>
    </style:style>
    <style:style style:name="T1" style:family="text">
      <style:text-properties style:use-window-font-color="true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" style:family="text">
      <style:text-properties style:use-window-font-color="true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style:use-window-font-color="true" fo:font-size="12pt" fo:font-weight="normal" officeooo:rsid="001e9397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5" style:family="text">
      <style:text-properties style:use-window-font-color="true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T6" style:family="text">
      <style:text-properties style:use-window-font-color="true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7" style:family="text">
      <style:text-properties style:use-window-font-color="true" fo:font-size="13pt" fo:font-weight="bold" officeooo:rsid="001e9397" style:font-name-asian="ArialMT" style:font-size-asian="13pt" style:font-weight-asian="bold" style:font-name-complex="ArialMT" style:font-size-complex="13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d0f70"/>
    </style:style>
    <style:style style:name="T10" style:family="text">
      <style:text-properties officeooo:rsid="000e076c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officeooo:rsid="00186f1a"/>
    </style:style>
    <style:style style:name="T13" style:family="text">
      <style:text-properties officeooo:rsid="0012d915"/>
    </style:style>
    <style:style style:name="T14" style:family="text">
      <style:text-properties officeooo:rsid="00160572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officeooo:rsid="00135081" style:font-size-asian="10pt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officeooo:rsid="00179ff1"/>
    </style:style>
    <style:style style:name="T19" style:family="text">
      <style:text-properties officeooo:rsid="001630bd"/>
    </style:style>
    <style:style style:name="T20" style:family="text">
      <style:text-properties officeooo:rsid="001aa02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6">Université </text:span><text:span text:style-name="T7">de </text:span><text:span text:style-name="T6">Montpellier</text:span></text:p>
      <text:p text:style-name="P17"><text:span text:style-name="T6">Faculté des Sciences</text:span><text:span text:style-name="T4"> </text:span></text:p>
      <text:p text:style-name="P13">Département Informatique</text:p>
      <text:p text:style-name="P11"/>
      <text:p text:style-name="P18"><text:span text:style-name="T1">Filière</text:span><text:span text:style-name="T2"> : M</text:span><text:span text:style-name="T3">aster</text:span><text:span text:style-name="T2"> </text:span><text:span text:style-name="T3">I</text:span><text:span text:style-name="T2">nformatique</text:span><text:span text:style-name="T4"> <text:tab/><text:tab/><text:tab/><text:tab/><text:tab/></text:span><text:span text:style-name="T1">Intervenant :</text:span><text:span text:style-name="T2"> Chouki TIBERMACINE</text:span></text:p>
      <text:p text:style-name="P14"/>
      <text:p text:style-name="P15">TP <text:span text:style-name="T20">5</text:span></text:p>
      <text:p text:style-name="P15">Composants OSGi sous Eclipse</text:p>
      <text:p text:style-name="P13"/>
      <text:p text:style-name="P16"><text:span text:style-name="T8">Exercice 1.</text:span> <text:span text:style-name="T12">Créer un projet de bundle</text:span> OSGi sous Eclipse</text:p>
      <text:list xml:id="list3794781466" text:style-name="L2">
        <text:list-item>
          <text:p text:style-name="P2">Lancer Eclipse</text:p>
        </text:list-item>
        <text:list-item>
          <text:p text:style-name="P2">Créer un nouveau projet de composant OSGi : (ci-dessous, version anglaise<text:span text:style-name="T9">)</text:span></text:p>
          <text:list>
            <text:list-item>
              <text:p text:style-name="P2">Aller au menu File -&gt; New -&gt; Project...</text:p>
            </text:list-item>
            <text:list-item>
              <text:p text:style-name="P2">Choisir Plug-in project puis cliquer sur Next</text:p>
            </text:list-item>
            <text:list-item>
              <text:p text:style-name="P2">Donner un nom à votre projet (ça sera considéré comme le Bundle-SymbolicName)</text:p>
            </text:list-item>
            <text:list-item>
              <text:p text:style-name="P2">Dans la section « This plug-in is targeted to run with: », sélectionner le bouton radio « an OSGi Framework », puis choisir « Equinox » et cliquer sur Next</text:p>
            </text:list-item>
            <text:list-item>
              <text:p text:style-name="P2">L'assistant de création de projet (le wizard) vous propose de créer automatiquement l'activateur avec le même nom. </text:p>
            </text:list-item>
            <text:list-item>
              <text:p text:style-name="P2">Cliquer sur Finish</text:p>
            </text:list-item>
          </text:list>
        </text:list-item>
        <text:list-item>
          <text:p text:style-name="P2">Éditer le contenu du composant OSGi :</text:p>
          <text:list>
            <text:list-item>
              <text:p text:style-name="P2">Ajouter les packages, les interfaces et les classes nécessaires dans le répertoire « src »</text:p>
            </text:list-item>
            <text:list-item>
              <text:p text:style-name="P2">Les éditer et les enregistrer</text:p>
            </text:list-item>
            <text:list-item>
              <text:p text:style-name="P2">Éditer le Manifest et l'enregistrer</text:p>
            </text:list-item>
          </text:list>
        </text:list-item>
        <text:list-item>
          <text:p text:style-name="P2">Démarrer le composant OSGi (l'installer et l'activer) :</text:p>
          <text:list>
            <text:list-item>
              <text:p text:style-name="P2">Aller au menu Run -&gt; Run Configurations…</text:p>
            </text:list-item>
            <text:list-item>
              <text:p text:style-name="P5"><text:span text:style-name="T13">Cliquer avec le bouton droit de la souris sur </text:span>« OSGi Framework » dans le menu à gauche, <text:span text:style-name="T13">et choisir « New Configuration »</text:span></text:p>
            </text:list-item>
            <text:list-item>
              <text:p text:style-name="P2">Donner un nom à cette configuration d'exécution</text:p>
            </text:list-item>
            <text:list-item>
              <text:p text:style-name="P2">Décocher tous les projets <text:span text:style-name="T13">en cliquant sur le bouton « Deselect All » à droite</text:span></text:p>
            </text:list-item>
            <text:list-item>
              <text:p text:style-name="P2">Cocher le projet du composant OSGi</text:p>
            </text:list-item>
            <text:list-item>
              <text:p text:style-name="P7">Cocher ensuite les plugins suivants (utiliser le filtre pour choisir ces plugins dans la liste, ou bien cliquer sur « Validate Bundles » et Eclipse vous listera les packages importés ou plugins requis non résolus <text:span text:style-name="T14">et ensuite les sélectionner</text:span>) :</text:p>
              <text:p text:style-name="P19">org.eclipse.osgi_xxx</text:p>
              <text:p text:style-name="P20"><text:span text:style-name="T15">org.eclipse.equinox.console_</text:span><text:span text:style-name="T16">xxx</text:span></text:p>
              <text:p text:style-name="P20"><text:span text:style-name="T15">org.apache.felix.gogo.runtime_</text:span><text:span text:style-name="T16">xxx</text:span></text:p>
              <text:p text:style-name="P20"><text:span text:style-name="T15">org.apache.felix.gogo.shell_</text:span><text:span text:style-name="T16">xxx</text:span></text:p>
              <text:p text:style-name="P20"><text:span text:style-name="T15">org.eclipse.osgi.services_</text:span><text:span text:style-name="T16">xxx</text:span></text:p>
              <text:p text:style-name="P19">org.eclipse.osgi.util_xxx</text:p>
            </text:list-item>
            <text:list-item>
              <text:p text:style-name="P2">Décocher la case devant « Add new workspace bundles to this launch configuration automatically »</text:p>
            </text:list-item>
            <text:list-item>
              <text:p text:style-name="P2">Dans l'onglet « Common », sélectionner l'option « Shared File » et choisir (« Browse » pour aller vers) votre projet. Ceci permet d'enregistrer la configuration de l'exécution dans votre projet</text:p>
            </text:list-item>
            <text:list-item>
              <text:p text:style-name="P2">Cliquer sur « Run ». <text:span text:style-name="T18">Dans la console Eclipse, vous avez accès au Shell OSGi pour saisir les commandes start et stop</text:span></text:p>
            </text:list-item>
          </text:list>
        </text:list-item>
      </text:list>
      <text:p text:style-name="P12"/>
      <text:p text:style-name="P17"><text:soft-page-break/><text:span text:style-name="T5">Exercice 2.</text:span><text:span text:style-name="T4"> Application HelloWorld</text:span></text:p>
      <text:p text:style-name="P11"/>
      <text:p text:style-name="P3">Écrire le bundle OSGi (vu en cours) qui affiche « Hello World ! » au moment de son activation et « Goodbye World ! » au moment de sa désactivation.</text:p>
      <text:p text:style-name="P3"/>
      <text:p text:style-name="P8">Écrire les deux bundles vus en cours : le premier publie un service et le deuxième le consomme. Utiliser <text:span text:style-name="T19">les Declarative Services.</text:span></text:p>
      <text:p text:style-name="P8"/>
      <text:p text:style-name="P9">Pour démarrer les bundles avec le mécanisme des Declarative Services, il faudrait cocher dans la configuration d’exécution les deux bundles suivants :</text:p>
      <text:p text:style-name="P9"><text:span text:style-name="T15">org.eclipse.equinox.ds_xxx</text:span></text:p>
      <text:p text:style-name="P9"><text:span text:style-name="T15">org.apache.felix.scr_xxx</text:span></text:p>
      <text:p text:style-name="P8"/>
      <text:p text:style-name="P10">Voir le site Web suivant pour plus de détails :</text:p>
      <text:p text:style-name="P10"><text:a xlink:type="simple" xlink:href="http://www.vogella.com/tutorials/OSGiServices/article.html#the-osgi-declarative-services-functionality" text:style-name="Internet_20_link" text:visited-style-name="Visited_20_Internet_20_Link">http://www.vogella.com/tutorials/OSGiServices/article.html#the-osgi-declarative-services-functionality</text:a></text:p>
      <text:p text:style-name="P4"><text:span text:style-name="T11"/></text:p>
      <text:p text:style-name="P6"><text:span text:style-name="T11">Chouki TIBERMAC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08-09-21T12:20:08</meta:creation-date>
    <dc:date>2018-11-27T20:14:23.962287622</dc:date>
    <dc:language>fr-FR</dc:language>
    <meta:editing-cycles>131</meta:editing-cycles>
    <meta:editing-duration>PT18H36M59S</meta:editing-duration>
    <meta:document-statistic meta:table-count="0" meta:image-count="0" meta:object-count="0" meta:page-count="2" meta:paragraph-count="45" meta:word-count="457" meta:character-count="2850" meta:non-whitespace-character-count="2459"/>
    <meta:user-defined meta:name="Info 1"/>
    <meta:user-defined meta:name="Info 2"/>
    <meta:user-defined meta:name="Info 3"/>
    <meta:user-defined meta:name="Info 4"/>
  </office:meta>
</office:document-meta>
</file>